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9.51pt"/>
    </style:style>
    <style:style style:name="co2" style:family="table-column">
      <style:table-column-properties fo:break-before="auto" style:column-width="42.04pt"/>
    </style:style>
    <style:style style:name="co3" style:family="table-column">
      <style:table-column-properties fo:break-before="auto" style:column-width="60.35pt"/>
    </style:style>
    <style:style style:name="co4" style:family="table-column">
      <style:table-column-properties fo:break-before="auto" style:column-width="437.3pt"/>
    </style:style>
    <style:style style:name="co5" style:family="table-column">
      <style:table-column-properties fo:break-before="auto" style:column-width="134.11pt"/>
    </style:style>
    <style:style style:name="co6" style:family="table-column">
      <style:table-column-properties fo:break-before="auto" style:column-width="266.71pt"/>
    </style:style>
    <style:style style:name="co7" style:family="table-column">
      <style:table-column-properties fo:break-before="auto" style:column-width="378.54pt"/>
    </style:style>
    <style:style style:name="co8" style:family="table-column">
      <style:table-column-properties fo:break-before="auto" style:column-width="50pt"/>
    </style:style>
    <style:style style:name="co9" style:family="table-column">
      <style:table-column-properties fo:break-before="auto" style:column-width="154.8pt"/>
    </style:style>
    <style:style style:name="co10" style:family="table-column">
      <style:table-column-properties fo:break-before="auto" style:column-width="109.5pt"/>
    </style:style>
    <style:style style:name="co11" style:family="table-column">
      <style:table-column-properties fo:break-before="auto" style:column-width="178.55pt"/>
    </style:style>
    <style:style style:name="co12" style:family="table-column">
      <style:table-column-properties fo:break-before="auto" style:column-width="113.5pt"/>
    </style:style>
    <style:style style:name="co13" style:family="table-column">
      <style:table-column-properties fo:break-before="auto" style:column-width="256.34pt"/>
    </style:style>
    <style:style style:name="co14" style:family="table-column">
      <style:table-column-properties fo:break-before="auto" style:column-width="157.95pt"/>
    </style:style>
    <style:style style:name="co15" style:family="table-column">
      <style:table-column-properties fo:break-before="auto" style:column-width="126.14pt"/>
    </style:style>
    <style:style style:name="co16" style:family="table-column">
      <style:table-column-properties fo:break-before="auto" style:column-width="78.55pt"/>
    </style:style>
    <style:style style:name="co17" style:family="table-column">
      <style:table-column-properties fo:break-before="auto" style:column-width="169.85pt"/>
    </style:style>
    <style:style style:name="co18" style:family="table-column">
      <style:table-column-properties fo:break-before="auto" style:column-width="65.91pt"/>
    </style:style>
    <style:style style:name="co19" style:family="table-column">
      <style:table-column-properties fo:break-before="auto" style:column-width="84.1pt"/>
    </style:style>
    <style:style style:name="co20" style:family="table-column">
      <style:table-column-properties fo:break-before="auto" style:column-width="69.85pt"/>
    </style:style>
    <style:style style:name="co21" style:family="table-column">
      <style:table-column-properties fo:break-before="auto" style:column-width="381pt"/>
    </style:style>
    <style:style style:name="co22" style:family="table-column">
      <style:table-column-properties fo:break-before="auto" style:column-width="52.41pt"/>
    </style:style>
    <style:style style:name="co23" style:family="table-column">
      <style:table-column-properties fo:break-before="auto" style:column-width="96.04pt"/>
    </style:style>
    <style:style style:name="ro1" style:family="table-row">
      <style:table-row-properties style:row-height="42.75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Empty">
      <style:table-properties table:display="true" style:writing-mode="lr-tb"/>
    </style:style>
    <number:text-style style:name="N100">
      <number:text-content/>
    </number:text-style>
    <style:style style:name="ce1" style:family="table-cell" style:parent-style-name="Default">
      <style:table-cell-properties fo:border-bottom="none" fo:background-color="#ffcc99" style:diagonal-bl-tr="none" style:diagonal-tl-br="none" style:text-align-source="fix" style:repeat-content="false" fo:wrap-option="wrap" fo:border-left="0.74pt solid #808080"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898c8"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b9d3e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90ee90"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3366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9966cc"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100">
      <style:table-cell-properties fo:background-color="#f898c8"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cccc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fo:background-color="#ffc0cb"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fo:border-bottom="none" fo:background-color="#ffcc99"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ackground-color="#b9d3e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06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2.06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3.82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6.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2.3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3.57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9.32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mpt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10" table:default-cell-style-name="Default"/>
        <table:table-column table:style-name="co23" table:number-columns-repeated="992" table:default-cell-style-name="Default"/>
        <table:table-row table:style-name="ro1">
          <table:table-cell table:style-name="ce1" office:value-type="string" calcext:value-type="string">
            <office:annotation draw:style-name="gr1" draw:text-style-name="P2" svg:width="673.8pt" svg:height="120.73pt" svg:x="220.73pt" svg:y="50.26pt" draw:caption-point-x="-11.54pt" draw:caption-point-y="-49.97pt">
              <dc:date>2019-02-10T00:00:00</dc:date>
              <text:p text:style-name="P1">Component Name</text:p>
              <text:p text:style-name="P1"/>
              <text:p text:style-name="P1">The Component Name is derived from the Dictionary Entry Name.</text:p>
              <text:p text:style-name="P1"/>
              <text:p text:style-name="P1">If any disparity exists between the Component Name listed here and the corresponding Component Name in the schemas, the version in the schemas should be considered the correct one.</text:p>
              <text:p text:style-name="P1"/>
              <text:p text:style-name="P1">(N.B.: Columns with grey headings are not part of the normative schemas.)</text:p>
              <text:p text:style-name="P1"/>
            </office:annotation>
            <text:p>Component Name</text:p>
          </table:table-cell>
          <table:table-cell table:style-name="ce7" office:value-type="string" calcext:value-type="string">
            <office:annotation draw:style-name="gr2" draw:text-style-name="P2" svg:width="898.44pt" svg:height="177.73pt" svg:x="262.8pt" svg:y="50.26pt" draw:caption-point-x="-11.54pt" draw:caption-point-y="-49.97pt">
              <dc:date>2019-02-10T00:00:00</dc:date>
              <text:p text:style-name="P1">Subset Cardinality</text:p>
              <text:p text:style-name="P1"/>
              <text:p text:style-name="P1">The optionality and potential occurrences of the BIE in the subset when different from in the base model.</text:p>
              <text:p text:style-name="P1"/>
              <text:p text:style-name="P1">0..1 – optional and only one</text:p>
              <text:p text:style-name="P1"/>
              <text:p text:style-name="P1">1 – mandatory and only one</text:p>
              <text:p text:style-name="P1"/>
              <text:p text:style-name="P1">0..n – optional and maximum of any number</text:p>
              <text:p text:style-name="P1"/>
              <text:p text:style-name="P1">1..n - mandatory and maximum of any number</text:p>
              <text:p text:style-name="P1"/>
            </office:annotation>
            <text:p>Subset</text:p>
          </table:table-cell>
          <table:table-cell table:style-name="ce10" office:value-type="string" calcext:value-type="string">
            <office:annotation draw:style-name="gr2" draw:text-style-name="P2" svg:width="1216.63pt" svg:height="177.73pt" svg:x="323.15pt" svg:y="50.26pt" draw:caption-point-x="-11.54pt" draw:caption-point-y="-49.97pt">
              <dc:date>2019-02-10T00:00:00</dc:date>
              <text:p text:style-name="P1">Cardinality</text:p>
              <text:p text:style-name="P1"/>
              <text:p text:style-name="P1">The optionality and potential occurrences of the BIE.</text:p>
              <text:p text:style-name="P1"/>
              <text:p text:style-name="P1">0..1 – optional and only one</text:p>
              <text:p text:style-name="P1"/>
              <text:p text:style-name="P1">1 – mandatory and only one</text:p>
              <text:p text:style-name="P1"/>
              <text:p text:style-name="P1">0..n – optional and maximum of any number</text:p>
              <text:p text:style-name="P1"/>
              <text:p text:style-name="P1">1..n - mandatory and maximum of any number</text:p>
              <text:p text:style-name="P1"/>
            </office:annotation>
            <text:p>Cardinality</text:p>
          </table:table-cell>
          <table:table-cell table:style-name="ce10" office:value-type="string" calcext:value-type="string">
            <office:annotation draw:style-name="gr3" draw:text-style-name="P2" svg:width="829.33pt" svg:height="49.49pt" svg:x="760.45pt" svg:y="50.26pt" draw:caption-point-x="-11.54pt" draw:caption-point-y="-49.97pt">
              <dc:date>2019-02-10T00:00:00</dc:date>
              <text:p text:style-name="P1">Definition</text:p>
              <text:p text:style-name="P1"/>
              <text:p text:style-name="P1">This is the unique semantic business meaning of the Business Information Entity.</text:p>
            </office:annotation>
            <text:p>Definition</text:p>
          </table:table-cell>
          <table:table-cell table:style-name="ce10" office:value-type="string" calcext:value-type="string">
            <office:annotation draw:style-name="gr3" draw:text-style-name="P2" svg:width="850.05pt" svg:height="50.49pt" svg:x="894.53pt" svg:y="49.78pt" draw:caption-point-x="-11.54pt" draw:caption-point-y="-49.49pt">
              <dc:date>2019-02-10T00:00:00</dc:date>
              <text:p text:style-name="P1">Alternative Business Terms</text:p>
              <text:p text:style-name="P1"/>
              <text:p text:style-name="P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p>
            </office:annotation>
            <text:p>Alternative Business Terms</text:p>
          </table:table-cell>
          <table:table-cell table:style-name="ce16" office:value-type="string" calcext:value-type="string">
            <office:annotation draw:style-name="gr3" draw:text-style-name="P2" svg:width="692.84pt" svg:height="49.49pt" svg:x="1161.24pt" svg:y="50.26pt" draw:caption-point-x="-11.54pt" draw:caption-point-y="-49.97pt">
              <dc:date>2019-02-10T00:00:00</dc:date>
              <text:p text:style-name="P1">Examples</text:p>
              <text:p text:style-name="P1"/>
              <text:p text:style-name="P1">These are illustrative values that a typical user might utilize, but is under no obligation to to so.</text:p>
            </office:annotation>
            <text:p>Examples</text:p>
          </table:table-cell>
          <table:table-cell table:style-name="ce17" office:value-type="string" calcext:value-type="string">
            <office:annotation draw:style-name="gr4" draw:text-style-name="P2" svg:width="492.86pt" svg:height="92.24pt" svg:x="1539.78pt" svg:y="50.26pt" draw:caption-point-x="-11.54pt" draw:caption-point-y="-49.97pt">
              <dc:date>2019-02-10T00:00:00</dc:date>
              <text:p text:style-name="P1">Dictionary Entry Name</text:p>
              <text:p text:style-name="P1"/>
              <text:p text:style-name="P1">Dictionary Entry Names are assigned according to the rules of the ebXML Core Component Technical Specification, Version 2.01.</text:p>
              <text:p text:style-name="P1"/>
              <text:p text:style-name="P1">The DEN is the unique official name of the Business Information Entity in the data dictionary.</text:p>
              <text:p text:style-name="P1"/>
            </office:annotation>
            <text:p>Dictionary Entry Name</text:p>
          </table:table-cell>
          <table:table-cell table:style-name="ce10" office:value-type="string" calcext:value-type="string">
            <office:annotation draw:style-name="gr3" draw:text-style-name="P2" svg:width="556.36pt" svg:height="50.49pt" svg:x="1589.78pt" svg:y="49.78pt" draw:caption-point-x="-11.54pt" draw:caption-point-y="-49.49pt">
              <dc:date>2019-02-10T00:00:00</dc:date>
              <text:p text:style-name="P1">Object Class Qualifier</text:p>
              <text:p text:style-name="P1"/>
              <text:p text:style-name="P1">A qualifier is a word or words which help define and differentiate one Business Information Entity from another -- for example, when the BIE is used in another context.</text:p>
            </office:annotation>
            <text:p>Object Class Qualifier</text:p>
          </table:table-cell>
          <table:table-cell table:style-name="ce10" office:value-type="string" calcext:value-type="string">
            <office:annotation draw:style-name="gr5" draw:text-style-name="P2" svg:width="657.89pt" svg:height="95.27pt" svg:x="1744.58pt" svg:y="41.61pt" draw:caption-point-x="-11.54pt" draw:caption-point-y="-41.33pt">
              <dc:date>2019-02-10T00:00:00</dc:date>
              <text:p text:style-name="P1">Object Class</text:p>
              <text:p text:style-name="P1"/>
              <text:p text:style-name="P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p>
              <text:p text:style-name="P1"/>
              <text:p text:style-name="P1">Each Object Class is an ABIE. Object classes are also referred to as Re-usable Types. They are called Classes in UML and Tables/Entities in database contexts.</text:p>
            </office:annotation>
            <text:p>Object Class</text:p>
          </table:table-cell>
          <table:table-cell table:style-name="ce10" office:value-type="string" calcext:value-type="string">
            <office:annotation draw:style-name="gr6" draw:text-style-name="P2" svg:width="706.37pt" svg:height="149.24pt" svg:x="1854.09pt" svg:y="50.26pt" draw:caption-point-x="-11.54pt" draw:caption-point-y="-49.97pt">
              <dc:date>2019-02-10T00:00:00</dc:date>
              <text:p text:style-name="P1">Property Term Qualifier</text:p>
              <text:p text:style-name="P1"/>
              <text:p text:style-name="P1">Property Term Qualifier is metadata specified by the ebXML CCTS on the basis of ISO 11179 naming rules.</text:p>
              <text:p text:style-name="P1"/>
              <text:p text:style-name="P1">A qualifier is a word or words which help define and differentiate one Business Information Entity from another -- for example, when the BIE is used in another context.</text:p>
              <text:p text:style-name="P1"/>
              <text:p text:style-name="P1">Property Term Qualifiers specialize or modify the Property Term. For example, when the BIE is used in another context.</text:p>
              <text:p text:style-name="P1"/>
              <text:p text:style-name="P1">If the word (or words) express "a type of" or specialization relationship to the property term, then the word (or words) are qualifiers. This implies that adjectives are likely to be qualifiers. For example: Postal is a type of Zone used in an Address.</text:p>
              <text:p text:style-name="P1"/>
            </office:annotation>
            <text:p>Property Term Qualifier</text:p>
          </table:table-cell>
          <table:table-cell table:style-name="ce10" office:value-type="string" calcext:value-type="string">
            <office:annotation draw:style-name="gr7" draw:text-style-name="P2" svg:width="653.95pt" svg:height="151.26pt" svg:x="2032.64pt" svg:y="42.12pt" draw:caption-point-x="-11.54pt" draw:caption-point-y="-41.84pt">
              <dc:date>2019-02-10T00:00:00</dc:date>
              <text:p text:style-name="P1">Property Term Possessive Noun</text:p>
              <text:p text:style-name="P1"/>
              <text:p text:style-name="P1">To improve consistency in naming property terms, possessive nouns are explicitly identified.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phrase "Name OF THE Street" or "Street's Name" makes sense for an Address.StreetName. So Street is the called the Possessive Noun and Name is the Primary Noun.</text:p>
            </office:annotation>
            <text:p>Property Term Possessive Noun</text:p>
          </table:table-cell>
          <table:table-cell table:style-name="ce10" office:value-type="string" calcext:value-type="string">
            <office:annotation draw:style-name="gr7" draw:text-style-name="P2" svg:width="698.4pt" svg:height="151.26pt" svg:x="2146.14pt" svg:y="42.12pt" draw:caption-point-x="-11.54pt" draw:caption-point-y="-41.84pt">
              <dc:date>2019-02-10T00:00:00</dc:date>
              <text:p text:style-name="P1">Property Term Primary Noun</text:p>
              <text:p text:style-name="P1"/>
              <text:p text:style-name="P1">To improve consistency in naming property terms, primary nouns are explicitly identified.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statement "Name OF THE Street" or "Street's Name" makes sense for an Address.StreetName. So Street is the called the Possessive Noun and Name is the Primary Noun.</text:p>
            </office:annotation>
            <text:p>Property Term Primary Noun</text:p>
          </table:table-cell>
          <table:table-cell table:style-name="ce17" office:value-type="string" calcext:value-type="string">
            <office:annotation draw:style-name="gr8" draw:text-style-name="P2" svg:width="520.61pt" svg:height="106.47pt" svg:x="2402.48pt" svg:y="50.26pt" draw:caption-point-x="-11.54pt" draw:caption-point-y="-49.97pt">
              <dc:date>2019-02-10T00:00:00</dc:date>
              <text:p text:style-name="P1">Property Term</text:p>
              <text:p text:style-name="P1"/>
              <text:p text:style-name="P1">Property Term is metadata specified by the ebXML CCTS on the basis of ISO 11179 naming rules.</text:p>
              <text:p text:style-name="P1"/>
              <text:p text:style-name="P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p>
              <text:p text:style-name="P1"/>
              <text:p text:style-name="P1">The Property Term is constructed from the Primary Noun preceded by any Possessive Nouns.</text:p>
            </office:annotation>
            <text:p>Property Term</text:p>
          </table:table-cell>
          <table:table-cell table:style-name="ce10" office:value-type="string" calcext:value-type="string">
            <office:annotation draw:style-name="gr5" draw:text-style-name="P2" svg:width="532.49pt" svg:height="77.98pt" svg:x="2560.45pt" svg:y="50.26pt" draw:caption-point-x="-11.54pt" draw:caption-point-y="-49.97pt">
              <dc:date>2019-02-10T00:00:00</dc:date>
              <text:p text:style-name="P1">Representation Term</text:p>
              <text:p text:style-name="P1"/>
              <text:p text:style-name="P1">Representation Term is metadata specified by the ebXML CCTS on the basis of ISO 11179 naming rules.</text:p>
              <text:p text:style-name="P1"/>
              <text:p text:style-name="P1">A Representation Term is an element of the name that describes the form in which the property is represented.</text:p>
            </office:annotation>
            <text:p>Representation Term</text:p>
          </table:table-cell>
          <table:table-cell table:style-name="ce10" office:value-type="string" calcext:value-type="string">
            <office:annotation draw:style-name="gr3" draw:text-style-name="P2" svg:width="472.25pt" svg:height="50.49pt" svg:x="2686.59pt" svg:y="49.78pt" draw:caption-point-x="-11.54pt" draw:caption-point-y="-49.49pt">
              <dc:date>2019-02-10T00:00:00</dc:date>
              <text:p text:style-name="P1">Data Type Qualifier</text:p>
              <text:p text:style-name="P1"/>
              <text:p text:style-name="P1">A qualifier is a word or words which help define and differentiate one data type from another of the same type -- for example, to distinguish those items constrained by particular code lists</text:p>
            </office:annotation>
            <text:p>Data Type Qualifier</text:p>
          </table:table-cell>
          <table:table-cell table:style-name="ce17" office:value-type="string" calcext:value-type="string">
            <office:annotation draw:style-name="gr5" draw:text-style-name="P2" svg:width="398.41pt" svg:height="77.98pt" svg:x="2844.54pt" svg:y="50.26pt" draw:caption-point-x="-11.54pt" draw:caption-point-y="-49.97pt">
              <dc:date>2019-02-10T00:00:00</dc:date>
              <text:p text:style-name="P1">Data Type</text:p>
              <text:p text:style-name="P1"/>
              <text:p text:style-name="P1">The data type distinguishes the lexical constraints on an item's value, plus any supplemental pieces of distinguishing information.</text:p>
              <text:p text:style-name="P1"/>
              <text:p text:style-name="P1">Unqualified data types are based on UN/CEFACT core component types.</text:p>
            </office:annotation>
            <text:p>Data Type</text:p>
          </table:table-cell>
          <table:table-cell table:style-name="ce10" office:value-type="string" calcext:value-type="string">
            <office:annotation draw:style-name="gr5" draw:text-style-name="P2" svg:width="389.71pt" svg:height="106.47pt" svg:x="2923.09pt" svg:y="36.03pt" draw:caption-point-x="-11.54pt" draw:caption-point-y="-35.74pt">
              <dc:date>2019-02-10T00:00:00</dc:date>
              <text:p text:style-name="P1">Associated Object Class Qualifier</text:p>
              <text:p text:style-name="P1"/>
              <text:p text:style-name="P1">A qualifier is a word or words which help define and differentiate one Business Information Entity from another -- for example, when the BIE is used in another context.</text:p>
              <text:p text:style-name="P1"/>
              <text:p text:style-name="P1">Associated Object Class Qualifiers describe the "context" of the relationship with another ABIE. That is, it is the role this Object Class plays within its association with another Object Class. As such, they duplicate the representation term.</text:p>
            </office:annotation>
            <text:p>Associated Object Class Qualifier</text:p>
          </table:table-cell>
          <table:table-cell table:style-name="ce10" office:value-type="string" calcext:value-type="string">
            <office:annotation draw:style-name="gr3" draw:text-style-name="P2" svg:width="600.86pt" svg:height="49.49pt" svg:x="3092.94pt" svg:y="50.26pt" draw:caption-point-x="-11.54pt" draw:caption-point-y="-49.97pt">
              <dc:date>2019-02-10T00:00:00</dc:date>
              <text:p text:style-name="P1">Associated Object Class</text:p>
              <text:p text:style-name="P1"/>
              <text:p text:style-name="P1">This is the object class at the other end of this association. It is an ABIE in this model.</text:p>
            </office:annotation>
            <text:p>Associated Object Class</text:p>
          </table:table-cell>
          <table:table-cell table:style-name="ce17" office:value-type="string" calcext:value-type="string">
            <office:annotation draw:style-name="gr7" draw:text-style-name="P2" svg:width="587.34pt" svg:height="134.99pt" svg:x="3158.84pt" svg:y="50.26pt" draw:caption-point-x="-11.54pt" draw:caption-point-y="-49.97pt">
              <dc:date>2019-02-10T00:00:00</dc:date>
              <text:p text:style-name="P1">Component Type</text:p>
              <text:p text:style-name="P1"/>
              <text:p text:style-name="P1">There are three BIE Types:</text:p>
              <text:p text:style-name="P1"/>
              <text:p text:style-name="P1">Basic BIE (BBIE -- white rows),</text:p>
              <text:p text:style-name="P1"/>
              <text:p text:style-name="P1">Associate BIE (ASBIE -- green rows; “an association”), and</text:p>
              <text:p text:style-name="P1"/>
              <text:p text:style-name="P1">Aggregate BIE (ABIE -- pink rows; “an aggregate”).</text:p>
            </office:annotation>
            <text:p>Component Type</text:p>
          </table:table-cell>
          <table:table-cell table:style-name="ce16" office:value-type="string" calcext:value-type="string">
            <office:annotation draw:style-name="gr3" draw:text-style-name="P2" svg:width="555.65pt" svg:height="49.49pt" svg:x="3242.95pt" svg:y="50.26pt" draw:caption-point-x="-11.54pt" draw:caption-point-y="-49.97pt">
              <dc:date>2019-02-10T00:00:00</dc:date>
              <text:p text:style-name="P1">UN/TDED Code</text:p>
              <text:p text:style-name="P1"/>
              <text:p text:style-name="P1">The UN Trade Data Element Dictionary (ISO 7372) code for this BIE.</text:p>
            </office:annotation>
            <text:p>UN/TDED Code</text:p>
          </table:table-cell>
          <table:table-cell table:style-name="ce16" office:value-type="string" calcext:value-type="string">
            <office:annotation draw:style-name="gr3" draw:text-style-name="P2" svg:width="538.19pt" svg:height="49.49pt" svg:x="3312.79pt" svg:y="50.26pt" draw:caption-point-x="-11.54pt" draw:caption-point-y="-49.97pt">
              <dc:date>2019-02-10T00:00:00</dc:date>
              <text:p text:style-name="P1">Current Version</text:p>
              <text:p text:style-name="P1"/>
              <text:p text:style-name="P1">The version number of this BIE. Can be used to generate change logs.</text:p>
            </office:annotation>
            <text:p>Current Version</text:p>
          </table:table-cell>
          <table:table-cell table:style-name="ce16" office:value-type="string" calcext:value-type="string">
            <text:p>Editor's Notes</text:p>
          </table:table-cell>
          <table:table-cell table:style-name="ce6" table:number-columns-repeated="10"/>
          <table:table-cell table:number-columns-repeated="992"/>
        </table:table-row>
        <table:table-row table:style-name="ro2">
          <table:table-cell table:style-name="ce2" table:formula="of:=SUBSTITUTE(CONCATENATE([.H2];[.I2]);&quot; &quot;;&quot;&quot;)">
            <text:p/>
          </table:table-cell>
          <table:table-cell table:style-name="ce8" table:number-columns-repeated="2"/>
          <table:table-cell table:style-name="ce13" table:number-columns-repeated="3"/>
          <table:table-cell table:style-name="ce2" table:formula="of:=CONCATENATE(IF([.H2]=&quot;&quot;;&quot;&quot;;CONCATENATE([.H2];&quot;_ &quot;));[.I2];&quot;. Details&quot;)" office:value-type="string" office:string-value=". Details" calcext:value-type="string">
            <text:p>. Details</text:p>
          </table:table-cell>
          <table:table-cell table:style-name="ce13" table:number-columns-repeated="2"/>
          <table:table-cell table:style-name="ce8" table:number-columns-repeated="9"/>
          <table:table-cell table:style-name="ce8" office:value-type="string" calcext:value-type="string">
            <text:p>ABIE</text:p>
          </table:table-cell>
          <table:table-cell table:style-name="ce13"/>
          <table:table-cell table:style-name="ce13" office:value-type="string" calcext:value-type="string">
            <text:p>x.x</text:p>
          </table:table-cell>
          <table:table-cell table:style-name="ce13"/>
          <table:table-cell table:style-name="ce6" table:number-columns-repeated="10"/>
          <table:table-cell table:number-columns-repeated="992"/>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text:p/>
          </table:table-cell>
          <table:table-cell table:style-name="ce9"/>
          <table:table-cell table:style-name="ce11" office:value-type="string" calcext:value-type="string">
            <text:p>?</text:p>
          </table:table-cell>
          <table:table-cell table:style-name="ce14" table:number-columns-repeated="3"/>
          <table:table-cell table:style-name="ce18" table:formula="of:=CONCATENATE(IF([.H3]=&quot;&quot;;&quot;&quot;;CONCATENATE([.H3];&quot;_ &quot;));[.I3];&quot;. &quot;;IF([.J3]=&quot;&quot;;&quot;&quot;;CONCATENATE([.J3];&quot;_ &quot;));[.M3];IF(OR([.J3]&lt;&gt;&quot;&quot;;[.M3]&lt;&gt;[.N3]);CONCATENATE(&quot;. &quot;;[.N3]);&quot;&quot;))" office:value-type="string" office:string-value=". 0" calcext:value-type="string">
            <text:p>. 0</text:p>
          </table:table-cell>
          <table:table-cell table:style-name="ce14" table:number-columns-repeated="5"/>
          <table:table-cell table:style-name="ce3" table:formula="of:=IF([.K3]&lt;&gt;&quot;&quot;;CONCATENATE([.K3];&quot; &quot;;[.L3]);[.L3])" office:value-type="float" office:value="0" calcext:value-type="float">
            <text:p>0</text:p>
          </table:table-cell>
          <table:table-cell table:style-name="ce14" table:number-columns-repeated="2"/>
          <table:table-cell table:style-name="ce18" table:formula="of:=IF([.O3]&lt;&gt;&quot;&quot;;CONCATENATE([.O3];&quot;_ &quot;;[.N3];&quot;. Type&quot;);CONCATENATE([.N3];&quot;. Type&quot;))" office:value-type="string" office:string-value=". Type" calcext:value-type="string">
            <text:p>. Type</text:p>
          </table:table-cell>
          <table:table-cell table:style-name="ce18" table:number-columns-repeated="2"/>
          <table:table-cell table:style-name="ce18" office:value-type="string" calcext:value-type="string">
            <text:p>BBIE</text:p>
          </table:table-cell>
          <table:table-cell table:style-name="ce14"/>
          <table:table-cell table:style-name="ce14" office:value-type="string" calcext:value-type="string">
            <text:p>x.x</text:p>
          </table:table-cell>
          <table:table-cell table:style-name="ce14"/>
          <table:table-cell table:style-name="ce6" table:number-columns-repeated="10"/>
          <table:table-cell table:number-columns-repeated="992"/>
        </table:table-row>
        <table:table-row table:style-name="ro2">
          <table:table-cell table:style-name="ce4" table:formula="of:=SUBSTITUTE(SUBSTITUTE(CONCATENATE([.J4];IF([.M4]=&quot;Identifier&quot;;&quot;ID&quot;;[.M4]));&quot; &quot;;&quot;&quot;);&quot;_&quot;;&quot;&quot;)">
            <text:p/>
          </table:table-cell>
          <table:table-cell table:style-name="ce9"/>
          <table:table-cell table:style-name="ce12" office:value-type="string" calcext:value-type="string">
            <text:p>?</text:p>
          </table:table-cell>
          <table:table-cell table:style-name="ce15" table:number-columns-repeated="3"/>
          <table:table-cell table:style-name="ce4" table:formula="of:=CONCATENATE(IF([.H4]=&quot;&quot;;&quot;&quot;;CONCATENATE([.H4];&quot;_ &quot;));[.I4];&quot;. &quot;;IF([.J4]=&quot;&quot;;&quot;&quot;;CONCATENATE([.J4];&quot;_ &quot;));[.M4];IF([.J4]=&quot;&quot;;&quot;&quot;;CONCATENATE(&quot;. &quot;;[.N4])))" office:value-type="string" office:string-value=". " calcext:value-type="string">
            <text:p>. </text:p>
          </table:table-cell>
          <table:table-cell table:style-name="ce15" table:number-columns-repeated="3"/>
          <table:table-cell table:style-name="ce4" table:number-columns-repeated="2"/>
          <table:table-cell table:style-name="ce4" table:formula="of:=CONCATENATE(IF([.Q4]=&quot;&quot;;&quot;&quot;;CONCATENATE([.Q4];&quot;_ &quot;));[.R4])">
            <text:p/>
          </table:table-cell>
          <table:table-cell table:style-name="ce4" table:formula="of:=[.M4]">
            <text:p/>
          </table:table-cell>
          <table:table-cell table:style-name="ce4" table:number-columns-repeated="2"/>
          <table:table-cell table:style-name="ce15" table:number-columns-repeated="2"/>
          <table:table-cell table:style-name="ce4" office:value-type="string" calcext:value-type="string">
            <text:p>ASBIE</text:p>
          </table:table-cell>
          <table:table-cell table:style-name="ce15"/>
          <table:table-cell table:style-name="ce15" office:value-type="string" calcext:value-type="string">
            <text:p>x.x</text:p>
          </table:table-cell>
          <table:table-cell table:style-name="ce15"/>
          <table:table-cell table:style-name="ce6" table:number-columns-repeated="10"/>
          <table:table-cell table:number-columns-repeated="992"/>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19" table:number-columns-repeated="10"/>
          <table:table-cell table:number-columns-repeated="992"/>
        </table:table-row>
        <table:table-row table:style-name="ro3" table:number-rows-repeated="995">
          <table:table-cell table:style-name="ce6" table:number-columns-repeated="16"/>
          <table:table-cell/>
          <table:table-cell table:style-name="ce6" table:number-columns-repeated="15"/>
          <table:table-cell table:number-columns-repeated="992"/>
        </table:table-row>
        <table:table-row table:style-name="ro4" table:number-rows-repeated="1047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mpty" style:display-name="PageStyle_Emp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1" meta:object-count="0"/>
    <meta:generator>LibreOfficeDev/6.0.5.2$Linux_X86_64 LibreOffice_project/</meta:generator>
  </office:meta>
</office:document-meta>
</file>